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t.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.toType(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.setUnit( PropertyFile . 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e.readFi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ropertyFile.check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ration.toOperation( String o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File.checkParam( File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xecuteInteger( String old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Entry.setPatter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checkParameter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try.setKe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setOperation( Opera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e.write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Fil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xecuteString( String old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try.getCurrentValue( String oldValu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tyFile.creat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File.executeOpe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setDefaul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xecuteDate( String old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ropertyFile.setJDKProperties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setType( Typ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e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File.setComment( String h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.getCalenda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.executeOn( Properties prop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